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72727" style:font-name="Open San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72727" style:font-name="Open Sans" fo:letter-spacing="normal" fo:font-style="normal" fo:font-weight="normal"/>
    </style:style>
    <style:style style:name="T1" style:family="text">
      <style:text-properties fo:font-size="11.25pt"/>
    </style:style>
    <style:style style:name="T2" style:family="text">
      <style:text-properties fo:font-size="11.25pt" officeooo:rsid="000b50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</text:span><text:span text:style-name="T2">Meu dia</text:span></text:p>
      <text:p text:style-name="P2"><text:span text:style-name="T2"/></text:p>
      <text:p text:style-name="P2"><text:span text:style-name="T1">Olá! Meu nome é </text:span><text:span text:style-name="T2">Artur</text:span><text:span text:style-name="T1">, tenho </text:span><text:span text:style-name="T2">15 </text:span><text:span text:style-name="T1">anos. Primeiro preciso lembrar que a minha vida se baseia principalmente em estudar.</text:span></text:p>
      <text:p text:style-name="P1">Acordo às 6 horas da manhã e a primeira coisa que faço após me levantar é escovar meus dentes. Logo depois, tomo o primeiro banho do dia, o que me ajuda a ter mais energia para as tarefas diárias.</text:p>
      <text:p text:style-name="P1">Após me vestir, vou diretamente para a cozinha, onde tomo o meu café da manhã preparado pela minha mãe. Saio de casa por volta das 7 horas da manhã e chego no colégio cerca de meia hora depoi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4:21:12.854879318</meta:creation-date>
    <dc:date>2022-08-25T14:23:12.902428672</dc:date>
    <meta:editing-duration>PT2M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99" meta:character-count="513" meta:non-whitespace-character-count="417"/>
  </office:meta>
</office:document-meta>
</file>